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rator Mono" svg:font-family="'Operator Mono', 'Fira Code', Consolas, Monaco, 'Andale Mono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084c" officeooo:paragraph-rsid="0011084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1084c" officeooo:paragraph-rsid="0011084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084c" officeooo:paragraph-rsid="001218d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18d7" officeooo:paragraph-rsid="0011084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1084c"/>
    </style:style>
    <style:style style:name="T1" style:family="text">
      <style:text-properties officeooo:rsid="0011084c"/>
    </style:style>
    <style:style style:name="T2" style:family="text">
      <style:text-properties fo:font-variant="normal" fo:text-transform="none" fo:color="#f4645f" style:font-name="Operator Mono" fo:font-size="8.25pt" fo:letter-spacing="normal" fo:font-style="normal" fo:font-weight="normal"/>
    </style:style>
    <style:style style:name="T3" style:family="text">
      <style:text-properties fo:font-variant="normal" fo:text-transform="none" fo:color="#999999" style:font-name="Operator Mono" fo:font-size="8.25pt" fo:letter-spacing="normal" fo:font-style="normal" fo:font-weight="normal"/>
    </style:style>
    <style:style style:name="T4" style:family="text">
      <style:text-properties fo:font-weight="bold" officeooo:rsid="0011084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mo authentification </text:p>
      <text:p text:style-name="P1"/>
      <text:p text:style-name="P1"/>
      <text:p text:style-name="P2"/>
      <text:p text:style-name="P2">Pre requis : Base de donnée déjà lié au .env </text:p>
      <text:p text:style-name="P2">Afin d'utiliser les authentification il faut commencer utiliser les commandes suivantes :</text:p>
      <text:p text:style-name="P2"/>
      <text:p text:style-name="P2"/>
      <text:p text:style-name="P2"/>
      <text:p text:style-name="P2">- Installation de l'authentification :</text:p>
      <text:p text:style-name="P2"><text:tab/></text:p>
      <text:p text:style-name="P5"><text:span text:style-name="T4"><text:tab/></text:span><text:span text:style-name="T2">php artisan make</text:span><text:span text:style-name="T3">:</text:span><text:span text:style-name="T2">auth</text:span> </text:p>
      <text:p text:style-name="P5"/>
      <text:p text:style-name="P3"/>
      <text:p text:style-name="P2">- Application des migrations</text:p>
      <text:p text:style-name="P2"/>
      <text:p text:style-name="P5"><text:span text:style-name="T4">Une fois la commande </text:span><text:span text:style-name="T2">php artisan make</text:span><text:span text:style-name="T3">:</text:span><text:span text:style-name="T2">auth</text:span> <text:s/><text:span text:style-name="T1">lancer des migrations sont crées, il faut donc les éxecuter avec la commande suivante </text:span></text:p>
      <text:p text:style-name="P5"/>
      <text:p text:style-name="P5">- <text:s/><text:span text:style-name="T2">php artisan migrate</text:span> </text:p>
      <text:p text:style-name="P2"/>
      <text:p text:style-name="P2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rator Mono" svg:font-family="'Operator Mono', 'Fira Code', Consolas, Monaco, 'Andale Mono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20S</meta:editing-duration>
    <meta:editing-cycles>4</meta:editing-cycles>
    <meta:generator>LibreOffice/5.1.5.2$Windows_x86 LibreOffice_project/7a864d8825610a8c07cfc3bc01dd4fce6a9447e5</meta:generator>
    <dc:date>2017-02-15T16:22:38.257000000</dc:date>
    <meta:document-statistic meta:table-count="0" meta:image-count="0" meta:object-count="0" meta:page-count="1" meta:paragraph-count="10" meta:word-count="61" meta:character-count="400" meta:non-whitespace-character-count="337"/>
    <meta:user-defined meta:name="Info 1"/>
    <meta:user-defined meta:name="Info 2"/>
    <meta:user-defined meta:name="Info 3"/>
    <meta:user-defined meta:name="Info 4"/>
  </office:meta>
</office:document-meta>
</file>